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6" style:family="paragraph" style:parent-style-name="Table_20_Contents">
      <style:text-properties officeooo:paragraph-rsid="004d3c50"/>
    </style:style>
    <style:style style:name="P57" style:family="paragraph" style:parent-style-name="Table_20_Contents">
      <style:text-properties officeooo:paragraph-rsid="006e8e1a"/>
    </style:style>
    <style:style style:name="P58" style:family="paragraph" style:parent-style-name="Table_20_Contents">
      <style:text-properties officeooo:paragraph-rsid="00767c54"/>
    </style:style>
    <style:style style:name="P59" style:family="paragraph" style:parent-style-name="Table_20_Contents">
      <style:text-properties officeooo:paragraph-rsid="009375c2"/>
    </style:style>
    <style:style style:name="P60" style:family="paragraph" style:parent-style-name="Table_20_Contents">
      <style:text-properties officeooo:paragraph-rsid="00b698e2"/>
    </style:style>
    <style:style style:name="P61" style:family="paragraph" style:parent-style-name="Table_20_Contents">
      <style:text-properties officeooo:paragraph-rsid="00bfdbd1"/>
    </style:style>
    <style:style style:name="P62" style:family="paragraph" style:parent-style-name="Table_20_Contents">
      <style:text-properties officeooo:paragraph-rsid="00e67b40"/>
    </style:style>
    <style:style style:name="P63" style:family="paragraph" style:parent-style-name="Table_20_Contents">
      <style:text-properties officeooo:paragraph-rsid="00e75ea5"/>
    </style:style>
    <style:style style:name="P64" style:family="paragraph" style:parent-style-name="Table_20_Contents">
      <style:text-properties officeooo:paragraph-rsid="0108f4cf"/>
    </style:style>
    <style:style style:name="P65" style:family="paragraph" style:parent-style-name="Table_20_Contents">
      <style:text-properties officeooo:paragraph-rsid="010e8474"/>
    </style:style>
    <style:style style:name="P66" style:family="paragraph" style:parent-style-name="Table_20_Contents">
      <style:text-properties officeooo:paragraph-rsid="011fee52"/>
    </style:style>
    <style:style style:name="P67" style:family="paragraph" style:parent-style-name="Table_20_Contents">
      <style:text-properties officeooo:paragraph-rsid="01262962"/>
    </style:style>
    <style:style style:name="P68" style:family="paragraph" style:parent-style-name="Table_20_Contents">
      <style:text-properties officeooo:paragraph-rsid="0127770a"/>
    </style:style>
    <style:style style:name="P69" style:family="paragraph" style:parent-style-name="Table_20_Contents">
      <style:text-properties officeooo:paragraph-rsid="012a02c9"/>
    </style:style>
    <style:style style:name="P70" style:family="paragraph" style:parent-style-name="Table_20_Contents">
      <style:text-properties officeooo:paragraph-rsid="012d6f0c"/>
    </style:style>
    <style:style style:name="P71" style:family="paragraph" style:parent-style-name="Table_20_Contents">
      <style:text-properties officeooo:paragraph-rsid="014029c5"/>
    </style:style>
    <style:style style:name="P72" style:family="paragraph" style:parent-style-name="Table_20_Contents">
      <style:text-properties officeooo:paragraph-rsid="01536d5b"/>
    </style:style>
    <style:style style:name="P73" style:family="paragraph" style:parent-style-name="Table_20_Contents">
      <style:text-properties officeooo:paragraph-rsid="010ba44b"/>
    </style:style>
    <style:style style:name="P74" style:family="paragraph" style:parent-style-name="Table_20_Contents">
      <style:text-properties officeooo:paragraph-rsid="0116c433"/>
    </style:style>
    <style:style style:name="P75" style:family="paragraph" style:parent-style-name="Table_20_Contents">
      <style:text-properties officeooo:paragraph-rsid="015fc100"/>
    </style:style>
    <style:style style:name="P76" style:family="paragraph" style:parent-style-name="Table_20_Contents">
      <style:text-properties officeooo:paragraph-rsid="017f7b3e"/>
    </style:style>
    <style:style style:name="P77" style:family="paragraph" style:parent-style-name="Table_20_Contents">
      <style:text-properties officeooo:paragraph-rsid="01924b2d"/>
    </style:style>
    <style:style style:name="P78" style:family="paragraph" style:parent-style-name="Table_20_Contents">
      <style:text-properties officeooo:paragraph-rsid="01c4af9a"/>
    </style:style>
    <style:style style:name="P79" style:family="paragraph" style:parent-style-name="Table_20_Contents">
      <style:text-properties officeooo:paragraph-rsid="01c67a72"/>
    </style:style>
    <style:style style:name="P80" style:family="paragraph" style:parent-style-name="Table_20_Contents">
      <style:text-properties officeooo:paragraph-rsid="01d72fd8"/>
    </style:style>
    <style:style style:name="P81" style:family="paragraph" style:parent-style-name="Table_20_Contents">
      <style:text-properties officeooo:paragraph-rsid="01daa4a7"/>
    </style:style>
    <style:style style:name="P82" style:family="paragraph" style:parent-style-name="Table_20_Contents">
      <style:text-properties officeooo:paragraph-rsid="0072b850"/>
    </style:style>
    <style:style style:name="P83" style:family="paragraph" style:parent-style-name="Table_20_Contents">
      <style:text-properties officeooo:paragraph-rsid="003a1440"/>
    </style:style>
    <style:style style:name="P84" style:family="paragraph" style:parent-style-name="Table_20_Contents">
      <style:text-properties officeooo:paragraph-rsid="0049a42a"/>
    </style:style>
    <style:style style:name="P85" style:family="paragraph" style:parent-style-name="Table_20_Contents">
      <style:text-properties officeooo:paragraph-rsid="01f2ee4b"/>
    </style:style>
    <style:style style:name="P86" style:family="paragraph" style:parent-style-name="Table_20_Contents">
      <style:text-properties officeooo:paragraph-rsid="01f34d1f"/>
    </style:style>
    <style:style style:name="P87" style:family="paragraph" style:parent-style-name="Table_20_Contents">
      <style:text-properties officeooo:paragraph-rsid="02062754"/>
    </style:style>
    <style:style style:name="P88" style:family="paragraph" style:parent-style-name="Table_20_Contents">
      <style:text-properties officeooo:paragraph-rsid="020801da"/>
    </style:style>
    <style:style style:name="P89" style:family="paragraph" style:parent-style-name="Table_20_Contents">
      <style:text-properties officeooo:paragraph-rsid="022a3a56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text-properties officeooo:paragraph-rsid="022f0ff6"/>
    </style:style>
    <style:style style:name="P97" style:family="paragraph" style:parent-style-name="Table_20_Contents">
      <style:text-properties officeooo:paragraph-rsid="0230b508"/>
    </style:style>
    <style:style style:name="P98" style:family="paragraph" style:parent-style-name="Table_20_Contents">
      <style:text-properties officeooo:paragraph-rsid="024d698d"/>
    </style:style>
    <style:style style:name="P99" style:family="paragraph" style:parent-style-name="Table_20_Contents">
      <style:text-properties officeooo:paragraph-rsid="0258ad30"/>
    </style:style>
    <style:style style:name="P100" style:family="paragraph" style:parent-style-name="Table_20_Contents">
      <style:text-properties officeooo:paragraph-rsid="025e6e41"/>
    </style:style>
    <style:style style:name="P101" style:family="paragraph" style:parent-style-name="Table_20_Contents">
      <style:text-properties officeooo:paragraph-rsid="02661f65"/>
    </style:style>
    <style:style style:name="P102" style:family="paragraph" style:parent-style-name="Table_20_Contents">
      <style:text-properties officeooo:paragraph-rsid="0267f9df"/>
    </style:style>
    <style:style style:name="P103" style:family="paragraph" style:parent-style-name="Table_20_Contents">
      <style:text-properties officeooo:paragraph-rsid="026e31be"/>
    </style:style>
    <style:style style:name="P104" style:family="paragraph" style:parent-style-name="Table_20_Contents">
      <style:text-properties officeooo:paragraph-rsid="026e3ebc"/>
    </style:style>
    <style:style style:name="P105" style:family="paragraph" style:parent-style-name="Table_20_Contents">
      <style:text-properties officeooo:paragraph-rsid="026ef928"/>
    </style:style>
    <style:style style:name="P10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107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9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0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1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2" style:family="text">
      <style:text-properties fo:color="#000000" loext:opacity="100%" style:font-name="Courier New" fo:font-size="10pt" fo:language="zxx" fo:country="none" fo:font-style="italic" officeooo:rsid="026e3eb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3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2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8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9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0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62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6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9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70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71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72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73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style:font-name-complex="Courier New"/>
    </style:style>
    <style:style style:name="T182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8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8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8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86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87" style:family="text">
      <style:text-properties fo:color="#000000" loext:opacity="100%" fo:font-size="14pt" fo:language="zxx" fo:country="none" officeooo:rsid="0251ee9b" style:font-size-asian="14pt" style:language-asian="zxx" style:country-asian="none" style:font-size-complex="14pt" style:language-complex="zxx" style:country-complex="none"/>
    </style:style>
    <style:style style:name="T188" style:family="text">
      <style:text-properties officeooo:rsid="00c77656"/>
    </style:style>
    <style:style style:name="T189" style:family="text">
      <style:text-properties officeooo:rsid="0213f657"/>
    </style:style>
    <style:style style:name="T190" style:family="text">
      <style:text-properties officeooo:rsid="021570c6"/>
    </style:style>
    <style:style style:name="T191" style:family="text">
      <style:text-properties officeooo:rsid="023d069c"/>
    </style:style>
    <style:style style:name="T192" style:family="text">
      <style:text-properties officeooo:rsid="023ec219"/>
    </style:style>
    <style:style style:name="T193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94" style:family="text">
      <style:text-properties officeooo:rsid="02646e91"/>
    </style:style>
    <style:style style:name="T19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pan text:style-name="Default_20_Paragraph_20_Font"><text:span text:style-name="T182">Celestra cheatsheet – v</text:span></text:span><text:span text:style-name="Default_20_Paragraph_20_Font"><text:span text:style-name="T184">5</text:span></text:span><text:span text:style-name="Default_20_Paragraph_20_Font"><text:span text:style-name="T183">.</text:span></text:span><text:span text:style-name="Default_20_Paragraph_20_Font"><text:span text:style-name="T186">5</text:span></text:span><text:span text:style-name="Default_20_Paragraph_20_Font"><text:span text:style-name="T185">.</text:span></text:span><text:span text:style-name="Default_20_Paragraph_20_Font"><text:span text:style-name="T187">4</text:span></text:span><text:span text:style-name="Default_20_Paragraph_20_Font"><text:span text:style-name="T182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83"><text:s/>celestra </text:span></text:span><text:span text:style-name="Default_20_Paragraph_20_Font"><text:span text:style-name="T7"><text:s/>and/or the </text:span></text:span><text:span text:style-name="Default_20_Paragraph_20_Font"><text:span text:style-name="T83"><text:s/></text:span></text:span><text:span text:style-name="Default_20_Paragraph_20_Font"><text:span text:style-name="T84">CEL</text:span></text:span><text:span text:style-name="Default_20_Paragraph_20_Font"><text:span text:style-name="T83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83"><text:s/></text:span></text:span><text:span text:style-name="Default_20_Paragraph_20_Font"><text:span text:style-name="T85">CEL</text:span></text:span><text:span text:style-name="Default_20_Paragraph_20_Font"><text:span text:style-name="T83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0">Core API</text:p>
          </table:table-cell>
          <table:table-cell table:style-name="Table1.A1" office:value-type="string">
            <text:p text:style-name="P92">DOM <text:span text:style-name="T194">API</text:span></text:p>
          </table:table-cell>
          <table:table-cell table:style-name="Table1.C1" office:value-type="string">
            <text:p text:style-name="P54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02"><text:span text:style-name="Source_20_Text"><text:span text:style-name="T32">javaHash(&lt;data&gt;[,hexa</text:span></text:span><text:span text:style-name="Source_20_Text"><text:span text:style-name="T52">=false</text:span></text:span><text:span text:style-name="Source_20_Text"><text:span text:style-name="T32">]);<text:line-break/>b64Encode(&lt;string&gt;); b64Decode(&lt;</text:span></text:span><text:span text:style-name="Source_20_Text"><text:span text:style-name="T104">str</text:span></text:span><text:span text:style-name="Source_20_Text"><text:span text:style-name="T125">ing</text:span></text:span><text:span text:style-name="Source_20_Text"><text:span text:style-name="T32">&gt;);<text:line-break/>extend([deep,]&lt;target&gt;,&lt;source1&gt;[,srcN]);</text:span></text:span></text:p>
            <text:p text:style-name="P102"><text:span text:style-name="Source_20_Text"><text:span text:style-name="T32">sizeIn(&lt;</text:span></text:span><text:span text:style-name="Source_20_Text"><text:span text:style-name="T130">obj</text:span></text:span><text:span text:style-name="Source_20_Text"><text:span text:style-name="T132">ect</text:span></text:span><text:span text:style-name="Source_20_Text"><text:span text:style-name="T32">&gt;);<text:line-break/></text:span></text:span><text:span text:style-name="Source_20_Text"><text:span text:style-name="T62">popIn(&lt;</text:span></text:span><text:span text:style-name="Source_20_Text"><text:span text:style-name="T130">obj</text:span></text:span><text:span text:style-name="Source_20_Text"><text:span text:style-name="T132">ect</text:span></text:span><text:span text:style-name="Source_20_Text"><text:span text:style-name="T62">&gt;,&lt;</text:span></text:span><text:span text:style-name="Source_20_Text"><text:span text:style-name="T130">prop</text:span></text:span><text:span text:style-name="Source_20_Text"><text:span text:style-name="T132">erty</text:span></text:span><text:span text:style-name="Source_20_Text"><text:span text:style-name="T62">&gt;);</text:span></text:span></text:p>
            <text:p text:style-name="P102"><text:span text:style-name="Source_20_Text"><text:span text:style-name="T32">forIn(&lt;</text:span></text:span><text:span text:style-name="Source_20_Text"><text:span text:style-name="T128">obj</text:span></text:span><text:span text:style-name="Source_20_Text"><text:span text:style-name="T129">ect</text:span></text:span><text:span text:style-name="Source_20_Text"><text:span text:style-name="T32">&gt;,&lt;</text:span></text:span><text:span text:style-name="Source_20_Text"><text:span text:style-name="T129">callback</text:span></text:span><text:span text:style-name="Source_20_Text"><text:span text:style-name="T32">&gt;);</text:span></text:span></text:p>
            <text:p text:style-name="P102"><text:span text:style-name="Source_20_Text"><text:span text:style-name="T32">f</text:span></text:span><text:span text:style-name="Source_20_Text"><text:span text:style-name="T46">ilter</text:span></text:span><text:span text:style-name="Source_20_Text"><text:span text:style-name="T32">In(&lt;</text:span></text:span><text:span text:style-name="Source_20_Text"><text:span text:style-name="T128">obj</text:span></text:span><text:span text:style-name="Source_20_Text"><text:span text:style-name="T129">ect</text:span></text:span><text:span text:style-name="Source_20_Text"><text:span text:style-name="T32">&gt;,&lt;</text:span></text:span><text:span text:style-name="Source_20_Text"><text:span text:style-name="T129">callback</text:span></text:span><text:span text:style-name="Source_20_Text"><text:span text:style-name="T32">&gt;);</text:span></text:span></text:p>
            <text:p text:style-name="P102"><text:span text:style-name="Source_20_Text"><text:span text:style-name="T32">delay </text:span></text:span><text:span text:style-name="Source_20_Text"><text:span text:style-name="T69">+ sleep</text:span></text:span><text:span text:style-name="Source_20_Text"><text:span text:style-name="T32">(&lt;ms&gt;).then(&lt;callback&gt;);<text:line-break/>inherit(&lt;subclass&gt;,&lt;superclass&gt;);</text:span></text:span></text:p>
            <text:p text:style-name="P77"><text:span text:style-name="Source_20_Text"><text:span text:style-name="T32">randomBoolean</text:span></text:span><text:span text:style-name="Source_20_Text"><text:span text:style-name="T51">();</text:span></text:span></text:p>
            <text:p text:style-name="P77"><text:span text:style-name="Source_20_Text"><text:span text:style-name="T54">timestampID([size=21[,alphabet=</text:span></text:span><text:span text:style-name="Source_20_Text"><text:span text:style-name="T69">BASE58</text:span></text:span><text:span text:style-name="Source_20_Text"><text:span text:style-name="T54">]]);</text:span></text:span></text:p>
            <text:p text:style-name="P58"><text:span text:style-name="Source_20_Text"><text:span text:style-name="T7">nanoid([size=21[,alphabet="</text:span></text:span><text:span text:style-name="Source_20_Text"><text:span text:style-name="T30">A-Za-z0-9</text:span></text:span><text:span text:style-name="Source_20_Text"><text:span text:style-name="T7">-</text:span></text:span><text:span text:style-name="Source_20_Text"><text:span text:style-name="T30">_</text:span></text:span><text:span text:style-name="Source_20_Text"><text:span text:style-name="T7">"]]);</text:span></text:span></text:p>
            <text:p text:style-name="P58"><text:span text:style-name="Source_20_Text"><text:span text:style-name="T7">BASE16; BASE</text:span></text:span><text:span text:style-name="Source_20_Text"><text:span text:style-name="T31">32; BASE36; BASE58; BASE62;</text:span></text:span></text:p>
            <text:p text:style-name="P58"><text:span text:style-name="Source_20_Text"><text:span text:style-name="T31">WORDSAFEALPHABET;</text:span></text:span></text:p>
            <text:p text:style-name="P56"><text:span text:style-name="Source_20_Text"><text:span text:style-name="T32">getUrlVars([str=location.search]);</text:span></text:span></text:p>
            <text:p text:style-name="P56"><text:span text:style-name="Source_20_Text"><text:span text:style-name="T32">obj2string(&lt;object&gt;);</text:span></text:span></text:p>
            <text:p text:style-name="P56"><text:span text:style-name="Source_20_Text"><text:span text:style-name="T59">classof</text:span></text:span><text:span text:style-name="Source_20_Text"><text:span text:style-name="T32">(&lt;variable&gt;[,type[,throw=false]</text:span></text:span><text:span text:style-name="Source_20_Text"><text:span text:style-name="T60">]</text:span></text:span><text:span text:style-name="Source_20_Text"><text:span text:style-name="T32">);</text:span></text:span></text:p>
            <text:p text:style-name="P86"><text:span text:style-name="Source_20_Text"><text:span text:style-name="T32">bind(&lt;</text:span></text:span><text:span text:style-name="Source_20_Text"><text:span text:style-name="T127">fn</text:span></text:span><text:span text:style-name="Source_20_Text"><text:span text:style-name="T32">&gt;,&lt;context&gt;);</text:span></text:span><text:span text:style-name="Source_20_Text"><text:span text:style-name="T71"> </text:span></text:span><text:span text:style-name="Source_20_Text"><text:span text:style-name="T81">and </text:span></text:span><text:span text:style-name="Source_20_Text"><text:span text:style-name="T100">unBind</text:span></text:span><text:span text:style-name="Source_20_Text"><text:span text:style-name="T96">(&lt;</text:span></text:span><text:span text:style-name="Source_20_Text"><text:span text:style-name="T101">fn</text:span></text:span><text:span text:style-name="Source_20_Text"><text:span text:style-name="T96">&gt;);</text:span></text:span></text:p>
            <text:p text:style-name="P86"><text:span text:style-name="Source_20_Text"><text:span text:style-name="T32">constant(&lt;value&gt;);</text:span></text:span><text:span text:style-name="Source_20_Text"><text:span text:style-name="T71"> </text:span></text:span><text:span text:style-name="Source_20_Text"><text:span text:style-name="T80">and </text:span></text:span><text:span text:style-name="Source_20_Text"><text:span text:style-name="T93">identity(&lt;value&gt;);</text:span></text:span></text:p>
            <text:p text:style-name="P71"><text:span text:style-name="Source_20_Text"><text:span text:style-name="T32">noop(); </text:span></text:span><text:span text:style-name="Source_20_Text"><text:span text:style-name="T78">and</text:span></text:span><text:span text:style-name="Source_20_Text"><text:span text:style-name="T45"> </text:span></text:span><text:span text:style-name="Source_20_Text"><text:span text:style-name="T32">T(); </text:span></text:span><text:span text:style-name="Source_20_Text"><text:span text:style-name="T77">and</text:span></text:span><text:span text:style-name="Source_20_Text"><text:span text:style-name="T44"> </text:span></text:span><text:span text:style-name="Source_20_Text"><text:span text:style-name="T32">F();</text:span></text:span></text:p>
            <text:p text:style-name="P60"><text:span text:style-name="Source_20_Text"><text:span text:style-name="T32">assertEq(&lt;msg&gt;,&lt;</text:span></text:span><text:span text:style-name="Source_20_Text"><text:span text:style-name="T113">v1</text:span></text:span><text:span text:style-name="Source_20_Text"><text:span text:style-name="T32">&gt;,&lt;</text:span></text:span><text:span text:style-name="Source_20_Text"><text:span text:style-name="T113">v2</text:span></text:span><text:span text:style-name="Source_20_Text"><text:span text:style-name="T32">&gt;[,strict=true]);</text:span></text:span></text:p>
            <text:p text:style-name="P60"><text:span text:style-name="Source_20_Text"><text:span text:style-name="T32">assertNotEq(&lt;m&gt;,&lt;</text:span></text:span><text:span text:style-name="Source_20_Text"><text:span text:style-name="T113">v1</text:span></text:span><text:span text:style-name="Source_20_Text"><text:span text:style-name="T32">&gt;,&lt;</text:span></text:span><text:span text:style-name="Source_20_Text"><text:span text:style-name="T113">v2</text:span></text:span><text:span text:style-name="Source_20_Text"><text:span text:style-name="T32">&gt;[,strict=true]);<text:line-break/>assertTru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/text:span></text:span></text:p>
            <text:p text:style-name="P101"><text:span text:style-name="Source_20_Text"><text:span text:style-name="T32">assertFals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text:line-break/>noConflict(); </text:span></text:span><text:span text:style-name="Source_20_Text"><text:span text:style-name="T79">and</text:span></text:span><text:span text:style-name="Source_20_Text"><text:span text:style-name="T46"> </text:span></text:span><text:span text:style-name="Source_20_Text"><text:span text:style-name="T32">VERSION;</text:span></text:span></text:p>
          </table:table-cell>
          <table:table-cell table:style-name="Table1.B2" table:number-rows-spanned="3" office:value-type="string">
            <text:p text:style-name="P56"><text:span text:style-name="Source_20_Text"><text:span text:style-name="T32">qsa(&lt;selector&gt;[,context]).forEach(&lt;</text:span></text:span><text:span text:style-name="Source_20_Text"><text:span text:style-name="T106">cb</text:span></text:span><text:span text:style-name="Source_20_Text"><text:span text:style-name="T32">&gt;);</text:span></text:span></text:p>
            <text:p text:style-name="P56"><text:span text:style-name="Source_20_Text"><text:span text:style-name="T32">qs(&lt;selector&gt;[,context]);</text:span></text:span></text:p>
            <text:p text:style-name="P56"><text:span text:style-name="Source_20_Text"><text:span text:style-name="T32">domReady(&lt;</text:span></text:span><text:span text:style-name="Source_20_Text"><text:span text:style-name="T106">callback</text:span></text:span><text:span text:style-name="Source_20_Text"><text:span text:style-name="T32">&gt;);</text:span></text:span></text:p>
            <text:p text:style-name="P56"><text:span text:style-name="Source_20_Text"><text:span text:style-name="T32">domCreate(&lt;type&gt;[,properties[,innerHTML]]);</text:span></text:span></text:p>
            <text:p text:style-name="P56"><text:span text:style-name="Source_20_Text"><text:span text:style-name="T32">domCreate(&lt;</text:span></text:span><text:bookmark text:name="result_box"/><text:span text:style-name="Source_20_Text"><text:span text:style-name="T32">element descriptive object&gt;);</text:span></text:span></text:p>
            <text:p text:style-name="P56"><text:span text:style-name="Source_20_Text"><text:span text:style-name="T32">domToElement(&lt;</text:span></text:span><text:bookmark text:name="result_box1"/><text:span text:style-name="Source_20_Text"><text:span text:style-name="T32">htmlString&gt;);</text:span></text:span></text:p>
            <text:p text:style-name="P61"><text:span text:style-name="Source_20_Text"><text:span text:style-name="T32">domGetCSS(&lt;element&gt;</text:span></text:span><text:span text:style-name="Source_20_Text"><text:span text:style-name="T38">[</text:span></text:span><text:span text:style-name="Source_20_Text"><text:span text:style-name="T32">,property</text:span></text:span><text:span text:style-name="Source_20_Text"><text:span text:style-name="T94">]</text:span></text:span><text:span text:style-name="Source_20_Text"><text:span text:style-name="T32">);</text:span></text:span></text:p>
            <text:p text:style-name="P56"><text:span text:style-name="Source_20_Text"><text:span text:style-name="T32">domSetCSS(&lt;element&gt;,&lt;property&gt;,&lt;value&gt;);</text:span></text:span></text:p>
            <text:p text:style-name="P56"><text:span text:style-name="Source_20_Text"><text:span text:style-name="T32">domSetCSS(&lt;element&gt;,&lt;properties&gt;);</text:span></text:span></text:p>
            <text:p text:style-name="P56"><text:span text:style-name="Source_20_Text"><text:span text:style-name="T32">domFadeIn(&lt;element&gt;[,duration[,display]]);</text:span></text:span></text:p>
            <text:p text:style-name="P56"><text:span text:style-name="Source_20_Text"><text:span text:style-name="T32">domFadeOut(&lt;element&gt;[,duration]);</text:span></text:span></text:p>
            <text:p text:style-name="P56"><text:span text:style-name="Source_20_Text"><text:span text:style-name="T32">domFadeToggle(&lt;elem.&gt;[,duration[,display]]);</text:span></text:span></text:p>
            <text:p text:style-name="P68"><text:span text:style-name="Source_20_Text"><text:span text:style-name="T32">domShow(&lt;element&gt;[,display]);</text:span></text:span></text:p>
            <text:p text:style-name="P68"><text:span text:style-name="Source_20_Text"><text:span text:style-name="T32">domHide(&lt;</text:span></text:span><text:span text:style-name="Source_20_Text"><text:span text:style-name="T104">el</text:span></text:span><text:span text:style-name="Source_20_Text"><text:span text:style-name="T114">ement</text:span></text:span><text:span text:style-name="Source_20_Text"><text:span text:style-name="T32">&gt;);</text:span></text:span></text:p>
            <text:p text:style-name="P56"><text:span text:style-name="Source_20_Text"><text:span text:style-name="T32">domToggle(&lt;element&gt;[,display]);</text:span></text:span></text:p>
            <text:p text:style-name="P56"><text:span text:style-name="Source_20_Text"><text:span text:style-name="T32">domIsHidden(&lt;element&gt;);</text:span></text:span></text:p>
            <text:p text:style-name="P103"><text:span text:style-name="Source_20_Text"><text:span text:style-name="T63">domScrollToTop();</text:span></text:span></text:p>
            <text:p text:style-name="P103"><text:span text:style-name="Source_20_Text"><text:span text:style-name="T64">domScrollToBottom();</text:span></text:span></text:p>
            <text:p text:style-name="P56"><text:span text:style-name="Source_20_Text"><text:span text:style-name="T32">domScrollToElement(&lt;element&gt;[,top=true]);<text:line-break/>domSiblings(&lt;element&gt;);</text:span></text:span></text:p>
            <text:p text:style-name="P56"><text:span text:style-name="Source_20_Text"><text:span text:style-name="T32">domSiblingsPrev(&lt;element&gt;);</text:span></text:span></text:p>
            <text:p text:style-name="P72"><text:span text:style-name="Source_20_Text"><text:span text:style-name="T32">domSiblings</text:span></text:span><text:span text:style-name="Source_20_Text"><text:span text:style-name="T47">Left</text:span></text:span><text:span text:style-name="Source_20_Text"><text:span text:style-name="T32">(&lt;element&gt;);</text:span></text:span></text:p>
            <text:p text:style-name="P56"><text:span text:style-name="Source_20_Text"><text:span text:style-name="T32">domSiblingsNext(&lt;element&gt;);</text:span></text:span></text:p>
            <text:p text:style-name="P72"><text:span text:style-name="Source_20_Text"><text:span text:style-name="T32">domSiblings</text:span></text:span><text:span text:style-name="Source_20_Text"><text:span text:style-name="T47">Right</text:span></text:span><text:span text:style-name="Source_20_Text"><text:span text:style-name="T32">(&lt;element&gt;);</text:span></text:span></text:p>
            <text:p text:style-name="P57"><text:span text:style-name="Source_20_Text"><text:span text:style-name="T34">domGetC</text:span></text:span><text:span text:style-name="Source_20_Text"><text:span text:style-name="T35">SS</text:span></text:span><text:span text:style-name="Source_20_Text"><text:span text:style-name="T34">Var(&lt;name&gt;);</text:span></text:span></text:p>
            <text:p text:style-name="P56"><text:span text:style-name="Source_20_Text"><text:span text:style-name="T32">domSetC</text:span></text:span><text:span text:style-name="Source_20_Text"><text:span text:style-name="T35">SS</text:span></text:span><text:span text:style-name="Source_20_Text"><text:span text:style-name="T32">Var(</text:span></text:span><text:span text:style-name="Source_20_Text"><text:span text:style-name="T34">&lt;</text:span></text:span><text:span text:style-name="Source_20_Text"><text:span text:style-name="T32">n</text:span></text:span><text:span text:style-name="Source_20_Text"><text:span text:style-name="T34">ame&gt;</text:span></text:span><text:span text:style-name="Source_20_Text"><text:span text:style-name="T32">,</text:span></text:span><text:span text:style-name="Source_20_Text"><text:span text:style-name="T34">&lt;</text:span></text:span><text:span text:style-name="Source_20_Text"><text:span text:style-name="T32">v</text:span></text:span><text:span text:style-name="Source_20_Text"><text:span text:style-name="T34">alue&gt;</text:span></text:span><text:span text:style-name="Source_20_Text"><text:span text:style-name="T32">);</text:span></text:span></text:p>
            <text:p text:style-name="P76"><text:span text:style-name="Source_20_Text"/></text:p>
            <text:p text:style-name="P76"><text:span text:style-name="Source_20_Text"><text:span text:style-name="T32">importScript(&lt;script1&gt;[,scriptN]);</text:span></text:span></text:p>
            <text:p text:style-name="P76"><text:span text:style-name="Source_20_Text"><text:span text:style-name="T32">importStyle(&lt;style1&gt;[,styleN]);</text:span></text:span></text:p>
            <text:p text:style-name="P56"><text:span text:style-name="Source_20_Text"/></text:p>
            <text:p text:style-name="P56"><text:span text:style-name="Source_20_Text"><text:span text:style-name="T32">setFullscreenOn(&lt;selector&gt; </text:span></text:span><text:span text:style-name="Source_20_Text"><text:span text:style-name="T71">or</text:span></text:span><text:span text:style-name="Source_20_Text"><text:span text:style-name="T32"> &lt;element&gt;);</text:span></text:span></text:p>
            <text:p text:style-name="P68"><text:span text:style-name="Source_20_Text"><text:span text:style-name="T32">setFullscreenOff();</text:span></text:span></text:p>
            <text:p text:style-name="P68"><text:span text:style-name="Source_20_Text"><text:span text:style-name="T32">getFullscreen();<text:line-break/></text:span></text:span></text:p>
            <text:p text:style-name="P79"><text:span text:style-name="Source_20_Text"><text:span text:style-name="T32">form2array(&lt;form&gt;);</text:span></text:span></text:p>
            <text:p text:style-name="P79"><text:span text:style-name="Source_20_Text"><text:span text:style-name="T32">form2string(&lt;form&gt;);</text:span></text:span></text:p>
            <text:p text:style-name="P56"><text:span text:style-name="Source_20_Text"><text:span text:style-name="T32">getDoNotTrack();</text:span></text:span></text:p>
            <text:p text:style-name="P98"><text:span text:style-name="Source_20_Text"><text:span text:style-name="T32">getLocation(&lt;success&gt;[,error]);</text:span></text:span></text:p>
            <text:p text:style-name="P98"><text:span text:style-name="Source_20_Text"><text:span text:style-name="T32">createFile(&lt;filename&gt;,&lt;content&gt;[,dType]);</text:span></text:span></text:p>
          </table:table-cell>
          <table:table-cell table:style-name="Table1.C2" table:number-rows-spanned="3" office:value-type="string">
            <text:p text:style-name="P62"><text:span text:style-name="Source_20_Text"><text:span text:style-name="T32">isMap(&lt;</text:span></text:span><text:span text:style-name="Source_20_Text"><text:span text:style-name="T103">v</text:span></text:span><text:span text:style-name="Source_20_Text"><text:span text:style-name="T115">alue</text:span></text:span><text:span text:style-name="Source_20_Text"><text:span text:style-name="T32">&gt;);</text:span></text:span><text:span text:style-name="Source_20_Text"><text:span text:style-name="T71"> </text:span></text:span><text:span text:style-name="Source_20_Text"><text:span text:style-name="T72">and</text:span></text:span><text:span text:style-name="Source_20_Text"><text:span text:style-name="T71"> </text:span></text:span><text:span text:style-name="Source_20_Text"><text:span text:style-name="T32">isWeakMap(&lt;</text:span></text:span><text:span text:style-name="Source_20_Text"><text:span text:style-name="T103">v</text:span></text:span><text:span text:style-name="Source_20_Text"><text:span text:style-name="T32">&gt;);</text:span></text:span></text:p>
            <text:p text:style-name="P62"><text:span text:style-name="Source_20_Text"><text:span text:style-name="T32">isSet(&lt;</text:span></text:span><text:span text:style-name="Source_20_Text"><text:span text:style-name="T103">v</text:span></text:span><text:span text:style-name="Source_20_Text"><text:span text:style-name="T115">alue</text:span></text:span><text:span text:style-name="Source_20_Text"><text:span text:style-name="T32">&gt;);</text:span></text:span><text:span text:style-name="Source_20_Text"><text:span text:style-name="T71"> </text:span></text:span><text:span text:style-name="Source_20_Text"><text:span text:style-name="T72">and</text:span></text:span><text:span text:style-name="Source_20_Text"><text:span text:style-name="T71"> </text:span></text:span><text:span text:style-name="Source_20_Text"><text:span text:style-name="T32">isWeakSet(&lt;</text:span></text:span><text:span text:style-name="Source_20_Text"><text:span text:style-name="T103">v</text:span></text:span><text:span text:style-name="Source_20_Text"><text:span text:style-name="T32">&gt;);</text:span></text:span></text:p>
            <text:p text:style-name="P70"><text:span text:style-name="Source_20_Text"><text:span text:style-name="T32">isNumber(&lt;</text:span></text:span><text:span text:style-name="Source_20_Text"><text:span text:style-name="T112">v</text:span></text:span><text:span text:style-name="Source_20_Text"><text:span text:style-name="T32">&gt;); <text:s/></text:span></text:span><text:span text:style-name="Source_20_Text"><text:span text:style-name="T76">and</text:span></text:span><text:span text:style-name="Source_20_Text"><text:span text:style-name="T32"> isNumeric(&lt;</text:span></text:span><text:span text:style-name="Source_20_Text"><text:span text:style-name="T112">v</text:span></text:span><text:span text:style-name="Source_20_Text"><text:span text:style-name="T32">&gt;);</text:span></text:span></text:p>
            <text:p text:style-name="P70"><text:span text:style-name="Source_20_Text"><text:span text:style-name="T32">isFloat(&lt;</text:span></text:span><text:span text:style-name="Source_20_Text"><text:span text:style-name="T112">v</text:span></text:span><text:span text:style-name="Source_20_Text"><text:span text:style-name="T123">al</text:span></text:span><text:span text:style-name="Source_20_Text"><text:span text:style-name="T32">&gt;); </text:span></text:span><text:span text:style-name="Source_20_Text"><text:span text:style-name="T76">and</text:span></text:span><text:span text:style-name="Source_20_Text"><text:span text:style-name="T43"> </text:span></text:span><text:span text:style-name="Source_20_Text"><text:span text:style-name="T32">isBigInt(&lt;</text:span></text:span><text:span text:style-name="Source_20_Text"><text:span text:style-name="T112">v</text:span></text:span><text:span text:style-name="Source_20_Text"><text:span text:style-name="T32">&gt;);</text:span></text:span></text:p>
            <text:p text:style-name="P59"><text:span text:style-name="Source_20_Text"><text:span text:style-name="T32">isString(&lt;</text:span></text:span><text:span text:style-name="Source_20_Text"><text:span text:style-name="T105">v</text:span></text:span><text:span text:style-name="Source_20_Text"><text:span text:style-name="T32">&gt;); </text:span></text:span><text:span text:style-name="Source_20_Text"><text:span text:style-name="T71"><text:s/></text:span></text:span><text:span text:style-name="Source_20_Text"><text:span text:style-name="T73">and </text:span></text:span><text:span text:style-name="Source_20_Text"><text:span text:style-name="T32">isChar(&lt;</text:span></text:span><text:span text:style-name="Source_20_Text"><text:span text:style-name="T105">v</text:span></text:span><text:span text:style-name="Source_20_Text"><text:span text:style-name="T123">al</text:span></text:span><text:span text:style-name="Source_20_Text"><text:span text:style-name="T32">&gt;);</text:span></text:span></text:p>
            <text:p text:style-name="P62"><text:span text:style-name="Source_20_Text"><text:span text:style-name="T32">isDate(&lt;</text:span></text:span><text:span text:style-name="Source_20_Text"><text:span text:style-name="T108">v</text:span></text:span><text:span text:style-name="Source_20_Text"><text:span text:style-name="T123">al</text:span></text:span><text:span text:style-name="Source_20_Text"><text:span text:style-name="T32">&gt;); <text:s/></text:span></text:span><text:span text:style-name="Source_20_Text"><text:span text:style-name="T74">and</text:span></text:span><text:span text:style-name="Source_20_Text"><text:span text:style-name="T41"> </text:span></text:span><text:span text:style-name="Source_20_Text"><text:span text:style-name="T32">isError(&lt;</text:span></text:span><text:span text:style-name="Source_20_Text"><text:span text:style-name="T107">v</text:span></text:span><text:span text:style-name="Source_20_Text"><text:span text:style-name="T123">al</text:span></text:span><text:span text:style-name="Source_20_Text"><text:span text:style-name="T32">&gt;);</text:span></text:span></text:p>
            <text:p text:style-name="P67"><text:span text:style-name="Source_20_Text"><text:span text:style-name="T32">isRegexp(&lt;</text:span></text:span><text:span text:style-name="Source_20_Text"><text:span text:style-name="T109">v</text:span></text:span><text:span text:style-name="Source_20_Text"><text:span text:style-name="T32">&gt;); <text:s/></text:span></text:span><text:span text:style-name="Source_20_Text"><text:span text:style-name="T75">and</text:span></text:span><text:span text:style-name="Source_20_Text"><text:span text:style-name="T42"> </text:span></text:span><text:span text:style-name="Source_20_Text"><text:span text:style-name="T32">isSymbol(&lt;</text:span></text:span><text:span text:style-name="Source_20_Text"><text:span text:style-name="T109">v</text:span></text:span><text:span text:style-name="Source_20_Text"><text:span text:style-name="T32">&gt;);</text:span></text:span></text:p>
            <text:p text:style-name="P69"><text:span text:style-name="Source_20_Text"><text:span text:style-name="T32">isElement(&lt;</text:span></text:span><text:span text:style-name="Source_20_Text"><text:span text:style-name="T111">v</text:span></text:span><text:span text:style-name="Source_20_Text"><text:span text:style-name="T32">&gt;); </text:span></text:span><text:span text:style-name="Source_20_Text"><text:span text:style-name="T75">and </text:span></text:span><text:span text:style-name="Source_20_Text"><text:span text:style-name="T32">isObject(&lt;</text:span></text:span><text:span text:style-name="Source_20_Text"><text:span text:style-name="T111">v</text:span></text:span><text:span text:style-name="Source_20_Text"><text:span text:style-name="T32">&gt;);</text:span></text:span></text:p>
            <text:p text:style-name="P86"><text:span text:style-name="Source_20_Text"><text:span text:style-name="T32">isDataView(&lt;</text:span></text:span><text:span text:style-name="Source_20_Text"><text:span text:style-name="T119">v</text:span></text:span><text:span text:style-name="Source_20_Text"><text:span text:style-name="T123">al</text:span></text:span><text:span text:style-name="Source_20_Text"><text:span text:style-name="T125">ue</text:span></text:span><text:span text:style-name="Source_20_Text"><text:span text:style-name="T32">&gt;);</text:span></text:span></text:p>
            <text:p text:style-name="P86"><text:span text:style-name="Source_20_Text"><text:span text:style-name="T32">isBoolean(&lt;</text:span></text:span><text:span text:style-name="Source_20_Text"><text:span text:style-name="T119">v</text:span></text:span><text:span text:style-name="Source_20_Text"><text:span text:style-name="T125">alue</text:span></text:span><text:span text:style-name="Source_20_Text"><text:span text:style-name="T32">&gt;);</text:span></text:span></text:p>
            <text:p text:style-name="P86"><text:span text:style-name="Source_20_Text"><text:span text:style-name="T32">isNull(&lt;</text:span></text:span><text:span text:style-name="Source_20_Text"><text:span text:style-name="T118">val</text:span></text:span><text:span text:style-name="Source_20_Text"><text:span text:style-name="T125">ue</text:span></text:span><text:span text:style-name="Source_20_Text"><text:span text:style-name="T32">&gt;);</text:span></text:span></text:p>
            <text:p text:style-name="P86"><text:span text:style-name="Source_20_Text"><text:span text:style-name="T32">isUndefined(&lt;</text:span></text:span><text:span text:style-name="Source_20_Text"><text:span text:style-name="T118">val</text:span></text:span><text:span text:style-name="Source_20_Text"><text:span text:style-name="T125">ue</text:span></text:span><text:span text:style-name="Source_20_Text"><text:span text:style-name="T32">&gt;);</text:span></text:span></text:p>
            <text:p text:style-name="P85"><text:span text:style-name="Source_20_Text"><text:span text:style-name="T32">isNullOrUndefined(&lt;</text:span></text:span><text:span text:style-name="Source_20_Text"><text:span text:style-name="T118">v</text:span></text:span><text:span text:style-name="Source_20_Text"><text:span text:style-name="T124">alue</text:span></text:span><text:span text:style-name="Source_20_Text"><text:span text:style-name="T32">&gt;); </text:span></text:span></text:p>
            <text:p text:style-name="P85"><text:span text:style-name="Source_20_Text"><text:span text:style-name="T32">isNil(&lt;</text:span></text:span><text:span text:style-name="Source_20_Text"><text:span text:style-name="T118">v</text:span></text:span><text:span text:style-name="Source_20_Text"><text:span text:style-name="T124">alue</text:span></text:span><text:span text:style-name="Source_20_Text"><text:span text:style-name="T32">&gt;);</text:span></text:span></text:p>
            <text:p text:style-name="P67"><text:span text:style-name="Source_20_Text"><text:span text:style-name="T32">isPlainObject(&lt;value&gt;);</text:span></text:span></text:p>
            <text:p text:style-name="P85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85"><text:span text:style-name="Source_20_Text"><text:span text:style-name="T7">isFalsy(&lt;</text:span></text:span><text:span text:style-name="Source_20_Text"><text:span text:style-name="T135">v</text:span></text:span><text:span text:style-name="Source_20_Text"><text:span text:style-name="T136">al</text:span></text:span><text:span text:style-name="Source_20_Text"><text:span text:style-name="T137">ue</text:span></text:span><text:span text:style-name="Source_20_Text"><text:span text:style-name="T7">&gt;);</text:span></text:span><text:span text:style-name="Source_20_Text"><text:span text:style-name="T32"> </text:span></text:span></text:p>
            <text:p text:style-name="P80"><text:span text:style-name="Source_20_Text"><text:span text:style-name="T32">isFunction(&lt;</text:span></text:span><text:span text:style-name="Source_20_Text"><text:span text:style-name="T120">v</text:span></text:span><text:span text:style-name="Source_20_Text"><text:span text:style-name="T32">&gt;); </text:span></text:span><text:span text:style-name="Source_20_Text"><text:span text:style-name="T58">+</text:span></text:span><text:span text:style-name="Source_20_Text"><text:span text:style-name="T32"> is</text:span></text:span><text:span text:style-name="Source_20_Text"><text:span text:style-name="T120">Callable</text:span></text:span><text:span text:style-name="Source_20_Text"><text:span text:style-name="T32">(&lt;</text:span></text:span><text:span text:style-name="Source_20_Text"><text:span text:style-name="T120">v</text:span></text:span><text:span text:style-name="Source_20_Text"><text:span text:style-name="T32">&gt;);</text:span></text:span></text:p>
            <text:p text:style-name="P66"><text:span text:style-name="Source_20_Text"><text:span text:style-name="T32">isConstructorFn</text:span></text:span><text:span text:style-name="Source_20_Text"><text:span text:style-name="T56">(&lt;value&gt;);</text:span></text:span></text:p>
            <text:p text:style-name="P69"><text:span text:style-name="Source_20_Text"><text:span text:style-name="T32">isGenerator</text:span></text:span><text:span text:style-name="Source_20_Text"><text:span text:style-name="T37">Fn</text:span></text:span><text:span text:style-name="Source_20_Text"><text:span text:style-name="T32">(&lt;</text:span></text:span><text:span text:style-name="Source_20_Text"><text:span text:style-name="T110">v</text:span></text:span><text:span text:style-name="Source_20_Text"><text:span text:style-name="T111">alue</text:span></text:span><text:span text:style-name="Source_20_Text"><text:span text:style-name="T32">&gt;);</text:span></text:span></text:p>
            <text:p text:style-name="P78"><text:span text:style-name="Source_20_Text"><text:span text:style-name="T32">isAsyncGeneratorFn(&lt;</text:span></text:span><text:span text:style-name="Source_20_Text"><text:span text:style-name="T110">v</text:span></text:span><text:span text:style-name="Source_20_Text"><text:span text:style-name="T111">alue</text:span></text:span><text:span text:style-name="Source_20_Text"><text:span text:style-name="T32">&gt;);</text:span></text:span></text:p>
            <text:p text:style-name="P69"><text:span text:style-name="Source_20_Text"><text:span text:style-name="T32">isAsync</text:span></text:span><text:span text:style-name="Source_20_Text"><text:span text:style-name="T36">Fn</text:span></text:span><text:span text:style-name="Source_20_Text"><text:span text:style-name="T32">(&lt;</text:span></text:span><text:span text:style-name="Source_20_Text"><text:span text:style-name="T110">v</text:span></text:span><text:span text:style-name="Source_20_Text"><text:span text:style-name="T111">alue</text:span></text:span><text:span text:style-name="Source_20_Text"><text:span text:style-name="T32">&gt;);</text:span></text:span></text:p>
            <text:p text:style-name="P82"><text:span text:style-name="Source_20_Text"><text:span text:style-name="T32">isArraylike(&lt;value&gt;);</text:span></text:span></text:p>
            <text:p text:style-name="P81"><text:span text:style-name="Source_20_Text"><text:span text:style-name="T32">isTypedArray(&lt;value&gt;);</text:span></text:span></text:p>
            <text:p text:style-name="P81"><text:span text:style-name="Source_20_Text"><text:span text:style-name="T32">isArrayBuffer(&lt;value&gt;);</text:span></text:span></text:p>
            <text:p text:style-name="P85"><text:span text:style-name="Source_20_Text"><text:span text:style-name="T32">isPrimitive(&lt;</text:span></text:span><text:span text:style-name="Source_20_Text"><text:span text:style-name="T122">v</text:span></text:span><text:span text:style-name="Source_20_Text"><text:span text:style-name="T124">alue</text:span></text:span><text:span text:style-name="Source_20_Text"><text:span text:style-name="T32">&gt;);</text:span></text:span></text:p>
            <text:p text:style-name="P85"><text:span text:style-name="Source_20_Text"><text:span text:style-name="T32">isPromise(&lt;</text:span></text:span><text:span text:style-name="Source_20_Text"><text:span text:style-name="T122">v</text:span></text:span><text:span text:style-name="Source_20_Text"><text:span text:style-name="T124">alue</text:span></text:span><text:span text:style-name="Source_20_Text"><text:span text:style-name="T32">&gt;);</text:span></text:span></text:p>
            <text:p text:style-name="P85"><text:span text:style-name="Source_20_Text"><text:span text:style-name="T32">isIterator(&lt;</text:span></text:span><text:span text:style-name="Source_20_Text"><text:span text:style-name="T117">v</text:span></text:span><text:span text:style-name="Source_20_Text"><text:span text:style-name="T124">alue</text:span></text:span><text:span text:style-name="Source_20_Text"><text:span text:style-name="T32">&gt;);</text:span></text:span></text:p>
            <text:p text:style-name="P85"><text:span text:style-name="Source_20_Text"><text:span text:style-name="T32">isIterable(&lt;</text:span></text:span><text:span text:style-name="Source_20_Text"><text:span text:style-name="T117">v</text:span></text:span><text:span text:style-name="Source_20_Text"><text:span text:style-name="T124">alue</text:span></text:span><text:span text:style-name="Source_20_Text"><text:span text:style-name="T32">&gt;);</text:span></text:span></text:p>
            <text:p text:style-name="P69"><text:span text:style-name="Source_20_Text"><text:span text:style-name="T32">isEmptyObject(&lt;value&gt;);</text:span></text:span></text:p>
            <text:p text:style-name="P69"><text:span text:style-name="Source_20_Text"><text:span text:style-name="T32">isEmptyArray(&lt;value&gt;);</text:span></text:span></text:p>
            <text:p text:style-name="P69"><text:span text:style-name="Source_20_Text"><text:span text:style-name="T32">isEmptyMap(&lt;value&gt;);</text:span></text:span></text:p>
            <text:p text:style-name="P69"><text:span text:style-name="Source_20_Text"><text:span text:style-name="T32">isEmptySet(&lt;value&gt;);</text:span></text:span></text:p>
            <text:p text:style-name="P69"><text:span text:style-name="Source_20_Text"><text:span text:style-name="T32">isEmptyIterator(&lt;value&gt;);</text:span></text:span></text:p>
            <text:p text:style-name="P68"><text:span text:style-name="Source_20_Text"><text:span text:style-name="T32">isSameObject(&lt;object1&gt;,&lt;object2&gt;);</text:span></text:span></text:p>
            <text:p text:style-name="P68"><text:span text:style-name="Source_20_Text"><text:span text:style-name="T32">isSameArray(&lt;array1&gt;,&lt;array2&gt;);</text:span></text:span></text:p>
            <text:p text:style-name="P68"><text:span text:style-name="Source_20_Text"><text:span text:style-name="T32">isSameMap(&lt;map1&gt;,&lt;map2&gt;);</text:span></text:span></text:p>
            <text:p text:style-name="P68"><text:span text:style-name="Source_20_Text"><text:span text:style-name="T32">isSameSet(&lt;set</text:span></text:span><text:span text:style-name="Source_20_Text"><text:span text:style-name="T55">1</text:span></text:span><text:span text:style-name="Source_20_Text"><text:span text:style-name="T32">&gt;,&lt;set2&gt;);</text:span></text:span></text:p>
            <text:p text:style-name="P68"><text:span text:style-name="Source_20_Text"><text:span text:style-name="T32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53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104"><text:span text:style-name="Source_20_Text"><text:span text:style-name="T32">strProper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31">str</text:span></text:span><text:span text:style-name="Source_20_Text"><text:span text:style-name="T32">&gt;); </text:span></text:span><text:span text:style-name="Source_20_Text"><text:span text:style-name="T61">s</text:span></text:span><text:span text:style-name="Source_20_Text"><text:span text:style-name="T32">tr</text:span></text:span><text:span text:style-name="Source_20_Text"><text:span text:style-name="T57">T</text:span></text:span><text:span text:style-name="Source_20_Text"><text:span text:style-name="T121">itle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31">s</text:span></text:span><text:span text:style-name="Source_20_Text"><text:span text:style-name="T32">&gt;);</text:span></text:span></text:p>
            <text:p text:style-name="P104"><text:span text:style-name="Source_20_Text"><text:span text:style-name="T32">strCapitalize(&lt;</text:span></text:span><text:span text:style-name="Source_20_Text"><text:span text:style-name="T116">s</text:span></text:span><text:span text:style-name="Source_20_Text"><text:span text:style-name="T126">tring</text:span></text:span><text:span text:style-name="Source_20_Text"><text:span text:style-name="T32">&gt;);</text:span></text:span></text:p>
            <text:p text:style-name="P104"><text:span text:style-name="Source_20_Text"><text:span text:style-name="T32">strUpFirst(&lt;</text:span></text:span><text:span text:style-name="Source_20_Text"><text:span text:style-name="T131">str</text:span></text:span><text:span text:style-name="Source_20_Text"><text:span text:style-name="T32">&gt;); </text:span></text:span><text:span text:style-name="Source_20_Text"><text:span text:style-name="T69">+ </text:span></text:span><text:span text:style-name="Source_20_Text"><text:span text:style-name="T32">strDownFirst(&lt;</text:span></text:span><text:span text:style-name="Source_20_Text"><text:span text:style-name="T131">str</text:span></text:span><text:span text:style-name="Source_20_Text"><text:span text:style-name="T32">&gt;);</text:span></text:span></text:p>
            <text:p text:style-name="P104"><text:span text:style-name="Source_20_Text"><text:span text:style-name="T32">strReverse(&lt;</text:span></text:span><text:span text:style-name="Source_20_Text"><text:span text:style-name="T129">string</text:span></text:span><text:span text:style-name="Source_20_Text"><text:span text:style-name="T32">&gt;);</text:span></text:span></text:p>
            <text:p text:style-name="P105"><text:span text:style-name="Source_20_Text"><text:span text:style-name="T32">strCodePoints(&lt;string&gt;);</text:span></text:span></text:p>
            <text:p text:style-name="P105"><text:span text:style-name="Source_20_Text"><text:span text:style-name="T32">strFromCodePoints(&lt;</text:span></text:span><text:span text:style-name="Source_20_Text"><text:span text:style-name="T39">collection</text:span></text:span><text:span text:style-name="Source_20_Text"><text:span text:style-name="T32">&gt;);</text:span></text:span></text:p>
            <text:p text:style-name="P105"><text:span text:style-name="Source_20_Text"><text:span text:style-name="T32">strAt(&lt;</text:span></text:span><text:span text:style-name="Source_20_Text"><text:span text:style-name="T65">str</text:span></text:span><text:span text:style-name="Source_20_Text"><text:span text:style-name="T67">ing</text:span></text:span><text:span text:style-name="Source_20_Text"><text:span text:style-name="T32">&gt;,&lt;index&gt;[,newChar]);</text:span></text:span></text:p>
            <text:p text:style-name="P104"><text:span text:style-name="Source_20_Text"><text:span text:style-name="T32">strSplice(&lt;</text:span></text:span><text:span text:style-name="Source_20_Text"><text:span text:style-name="T65">str</text:span></text:span><text:span text:style-name="Source_20_Text"><text:span text:style-name="T32">&gt;,&lt;index&gt;,&lt;count&gt;[,add</text:span></text:span><text:span text:style-name="Source_20_Text"><text:span text:style-name="T66">]);</text:span></text:span></text:p>
            <text:p text:style-name="P105"><text:span text:style-name="Source_20_Text"><text:span text:style-name="T32">str</text:span></text:span><text:span text:style-name="Source_20_Text"><text:span text:style-name="T50">HTML</text:span></text:span><text:span text:style-name="Source_20_Text"><text:span text:style-name="T32">RemoveTags(&lt;string&gt;);<text:line-break/>strHTMLEscape(&lt;</text:span></text:span><text:span text:style-name="Source_20_Text"><text:span text:style-name="T129">string</text:span></text:span><text:span text:style-name="Source_20_Text"><text:span text:style-name="T32">&gt;);</text:span></text:span></text:p>
            <text:p text:style-name="P105"><text:span text:style-name="Source_20_Text"><text:span text:style-name="T32">strHTML</text:span></text:span><text:span text:style-name="Source_20_Text"><text:span text:style-name="T49">Un</text:span></text:span><text:span text:style-name="Source_20_Text"><text:span text:style-name="T32">Escape(&lt;</text:span></text:span><text:span text:style-name="Source_20_Text"><text:span text:style-name="T129">string</text:span></text:span><text:span text:style-name="Source_20_Text"><text:span text:style-name="T32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6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8">Collections </text:span></text:span><text:span text:style-name="Source_20_Text"><text:span text:style-name="T139">API</text:span></text:span></text:p>
          </table:table-cell>
          <table:covered-table-cell/>
          <table:table-cell table:style-name="Table4.C1" office:value-type="string">
            <text:p text:style-name="P94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40">arrayCreate([length=0]);</text:span></text:span></text:p>
            <text:p text:style-name="P21"><text:span text:style-name="Source_20_Text"><text:span text:style-name="T140">arrayDeepClone(&lt;array&gt;);</text:span></text:span></text:p>
            <text:p text:style-name="P21"><text:span text:style-name="Source_20_Text"><text:span text:style-name="T140">arrayMerge(&lt;targe</text:span></text:span><text:span text:style-name="Source_20_Text"><text:span text:style-name="T147">t</text:span></text:span><text:span text:style-name="Source_20_Text"><text:span text:style-name="T140">&gt;,&lt;s</text:span></text:span><text:span text:style-name="Source_20_Text"><text:span text:style-name="T152">ou</text:span></text:span><text:span text:style-name="Source_20_Text"><text:span text:style-name="T147">r</text:span></text:span><text:span text:style-name="Source_20_Text"><text:span text:style-name="T140">c</text:span></text:span><text:span text:style-name="Source_20_Text"><text:span text:style-name="T152">e</text:span></text:span><text:span text:style-name="Source_20_Text"><text:span text:style-name="T140">1&gt;[,</text:span></text:span><text:span text:style-name="Source_20_Text"><text:span text:style-name="T147">s</text:span></text:span><text:span text:style-name="Source_20_Text"><text:span text:style-name="T152">ou</text:span></text:span><text:span text:style-name="Source_20_Text"><text:span text:style-name="T147">r</text:span></text:span><text:span text:style-name="Source_20_Text"><text:span text:style-name="T152">ce</text:span></text:span><text:span text:style-name="Source_20_Text"><text:span text:style-name="T140">N]);</text:span></text:span></text:p>
            <text:p text:style-name="P25"><text:span text:style-name="Source_20_Text"><text:span text:style-name="T140">arrayUnique(&lt;collection&gt;);</text:span></text:span></text:p>
            <text:p text:style-name="P25"><text:span text:style-name="Source_20_Text"><text:span text:style-name="T166">arrayAdd</text:span></text:span><text:span text:style-name="Source_20_Text"><text:span text:style-name="T140">(&lt;array&gt;,&lt;value&gt;);</text:span></text:span></text:p>
            <text:p text:style-name="P25"><text:span text:style-name="Source_20_Text"><text:span text:style-name="T140">arrayClear(&lt;array&gt;); </text:span></text:span></text:p>
            <text:p text:style-name="P25"><text:span text:style-name="Source_20_Text"><text:span text:style-name="T163">arrayRemove(&lt;array&gt;,&lt;value&gt;[,all</text:span></text:span><text:span text:style-name="Source_20_Text"><text:span text:style-name="T167">=false</text:span></text:span><text:span text:style-name="Source_20_Text"><text:span text:style-name="T163">]);</text:span></text:span></text:p>
            <text:p text:style-name="P31"><text:span text:style-name="Source_20_Text"><text:span text:style-name="T163">arrayRemove</text:span></text:span><text:span text:style-name="Source_20_Text"><text:span text:style-name="T168">By</text:span></text:span><text:span text:style-name="Source_20_Text"><text:span text:style-name="T163">(&lt;array&gt;,&lt;</text:span></text:span><text:span text:style-name="Source_20_Text"><text:span text:style-name="T168">callback</text:span></text:span><text:span text:style-name="Source_20_Text"><text:span text:style-name="T163">&gt;[,all</text:span></text:span><text:span text:style-name="Source_20_Text"><text:span text:style-name="T167">=false</text:span></text:span><text:span text:style-name="Source_20_Text"><text:span text:style-name="T163">]);</text:span></text:span></text:p>
            <text:p text:style-name="P64"><text:span text:style-name="Source_20_Text"><text:span text:style-name="T86">arrayRange([start=0[,end=</text:span></text:span><text:span text:style-name="Source_20_Text"><text:span text:style-name="T99">99</text:span></text:span><text:span text:style-name="Source_20_Text"><text:span text:style-name="T86">[,step=1]]]);</text:span></text:span></text:p>
            <text:p text:style-name="P65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65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65"><text:span text:style-name="Source_20_Text"/></text:p>
            <text:p text:style-name="P64"><text:span text:style-name="Source_20_Text"><text:span text:style-name="T8">iterRange([start=0[,step=1[,end=Infinity]]]);</text:span></text:span></text:p>
            <text:p text:style-name="P64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64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63"><text:span text:style-name="Source_20_Text"/></text:p>
            <text:p text:style-name="P63"><text:span text:style-name="Source_20_Text"><text:span text:style-name="T7">arrayUnion(&lt;collection1&gt;[,collectionN]);</text:span></text:span></text:p>
            <text:p text:style-name="P63"><text:span text:style-name="Source_20_Text"><text:span text:style-name="T7">arrayIntersection(&lt;collection1&gt;,&lt;collection2&gt;);</text:span></text:span></text:p>
            <text:p text:style-name="P63"><text:span text:style-name="Source_20_Text"><text:span text:style-name="T7">arrayDifference(&lt;collection1&gt;,&lt;collection2&gt;);</text:span></text:span></text:p>
            <text:p text:style-name="P63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63"><text:span text:style-name="Source_20_Text"/></text:p>
            <text:p text:style-name="P63"><text:span text:style-name="Source_20_Text"><text:span text:style-name="T7">setUnion(&lt;collection1&gt;[,collectionN]);</text:span></text:span></text:p>
            <text:p text:style-name="P63"><text:span text:style-name="Source_20_Text"><text:span text:style-name="T7">setIntersection(&lt;set1&gt;,&lt;set2&gt;);</text:span></text:span></text:p>
            <text:p text:style-name="P63"><text:span text:style-name="Source_20_Text"><text:span text:style-name="T7">setDifference(&lt;set1&gt;,&lt;set2&gt;);</text:span></text:span></text:p>
            <text:p text:style-name="P23"><text:span text:style-name="Source_20_Text"><text:span text:style-name="T140">setSymmetricDifference(&lt;set1&gt;,&lt;set2&gt;);</text:span></text:span></text:p>
            <text:p text:style-name="P63"><text:span text:style-name="Source_20_Text"/></text:p>
            <text:p text:style-name="P63"><text:span text:style-name="Source_20_Text"><text:span text:style-name="T7">isSuperset(&lt;superCollection&gt;,&lt;subCollection&gt;);</text:span></text:span></text:p>
            <text:p text:style-name="P63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83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70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64"><text:span text:style-name="Source_20_Text"><text:span text:style-name="T87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44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33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34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75"><text:span text:style-name="Source_20_Text"><text:span text:style-name="T90">p</text:span></text:span><text:span text:style-name="Source_20_Text"><text:span text:style-name="T91">artition(&lt;collection&gt;,&lt;</text:span></text:span><text:span text:style-name="Source_20_Text"><text:span text:style-name="T97">c</text:span></text:span><text:span text:style-name="Source_20_Text"><text:span text:style-name="T98">all</text:span></text:span><text:span text:style-name="Source_20_Text"><text:span text:style-name="T97">b</text:span></text:span><text:span text:style-name="Source_20_Text"><text:span text:style-name="T98">ack</text:span></text:span><text:span text:style-name="Source_20_Text"><text:span text:style-name="T91">&gt;);</text:span></text:span></text:p>
            <text:p text:style-name="P30"><text:span text:style-name="Source_20_Text"><text:span text:style-name="T165">g</text:span></text:span><text:span text:style-name="Source_20_Text"><text:span text:style-name="T164">roup(&lt;collec</text:span></text:span><text:span text:style-name="Source_20_Text"><text:span text:style-name="T172">t</text:span></text:span><text:span text:style-name="Source_20_Text"><text:span text:style-name="T164">.&gt;,&lt;c</text:span></text:span><text:span text:style-name="Source_20_Text"><text:span text:style-name="T170">b</text:span></text:span><text:span text:style-name="Source_20_Text"><text:span text:style-name="T164">&gt;</text:span></text:span><text:span text:style-name="Source_20_Text"><text:span text:style-name="T170">[,map=false]</text:span></text:span><text:span text:style-name="Source_20_Text"><text:span text:style-name="T164">);</text:span></text:span></text:p>
            <text:p text:style-name="P19"><text:span text:style-name="Source_20_Text"/></text:p>
            <text:p text:style-name="P19"><text:span text:style-name="Source_20_Text"><text:span text:style-name="T151">shuffle(&lt;collection&gt;);</text:span></text:span></text:p>
            <text:p text:style-name="P26"><text:span text:style-name="Source_20_Text"><text:span text:style-name="T140">min(&lt;</text:span></text:span><text:span text:style-name="Source_20_Text"><text:span text:style-name="T148">value1&gt;[,valueN]</text:span></text:span><text:span text:style-name="Source_20_Text"><text:span text:style-name="T140">);</text:span></text:span></text:p>
            <text:p text:style-name="P18"><text:span text:style-name="Source_20_Text"><text:span text:style-name="T149">max(&lt;</text:span></text:span><text:span text:style-name="Source_20_Text"><text:span text:style-name="T148">value1&gt;[,valueN]</text:span></text:span><text:span text:style-name="Source_20_Text"><text:span text:style-name="T149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67"><text:span text:style-name="Source_20_Text"/></text:p>
            <text:p text:style-name="P67"><text:span text:style-name="Source_20_Text"><text:span text:style-name="T7">zip(&lt;collection1&gt;[,collectionN]);</text:span></text:span></text:p>
            <text:p text:style-name="P6"><text:span text:style-name="Source_20_Text"><text:span text:style-name="T89">unzip(&lt;collection&gt;);</text:span></text:span></text:p>
            <text:p text:style-name="P6"><text:span text:style-name="Source_20_Text"><text:span text:style-name="T89">zipObj(&lt;collection1&gt;,&lt;collection2&gt;);</text:span></text:span></text:p>
            <text:p text:style-name="P73"><text:span text:style-name="Source_20_Text"><text:span text:style-name="T7">item(&lt;collection&gt;,&lt;index&gt;);</text:span></text:span></text:p>
            <text:p text:style-name="P74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8">head(&lt;col</text:span></text:span><text:span text:style-name="Source_20_Text"><text:span text:style-name="T92">lection</text:span></text:span><text:span text:style-name="Source_20_Text"><text:span text:style-name="T88">&gt;);</text:span></text:span></text:p>
            <text:p text:style-name="P16"><text:span text:style-name="Source_20_Text"><text:span text:style-name="T140">last(&lt;collec</text:span></text:span><text:span text:style-name="Source_20_Text"><text:span text:style-name="T143">tion</text:span></text:span><text:span text:style-name="Source_20_Text"><text:span text:style-name="T140">&gt;);</text:span></text:span></text:p>
            <text:p text:style-name="P41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44">join(&lt;collection&gt;[,separator</text:span></text:span><text:span text:style-name="Source_20_Text"><text:span text:style-name="T145">=","</text:span></text:span><text:span text:style-name="Source_20_Text"><text:span text:style-name="T144">]);</text:span></text:span></text:p>
          </table:table-cell>
          <table:table-cell table:style-name="Table4.C2" office:value-type="string">
            <text:p text:style-name="P27"><text:span text:style-name="Source_20_Text"><text:span text:style-name="T140">Array.prototype.at();</text:span></text:span></text:p>
            <text:p text:style-name="P27"><text:span text:style-name="Source_20_Text"><text:span text:style-name="T140">Array.prototype.findLast();</text:span></text:span></text:p>
            <text:p text:style-name="P27"><text:span text:style-name="Source_20_Text"><text:span text:style-name="T140">Array.prototype.findLast</text:span></text:span><text:span text:style-name="Source_20_Text"><text:span text:style-name="T146">Index</text:span></text:span><text:span text:style-name="Source_20_Text"><text:span text:style-name="T140">();</text:span></text:span></text:p>
            <text:p text:style-name="P33"><text:span text:style-name="Source_20_Text"><text:span text:style-name="T140">Array.prototype.flat();</text:span></text:span></text:p>
            <text:p text:style-name="P33"><text:span text:style-name="Source_20_Text"><text:span text:style-name="T140">Array.prototype.flatMap();</text:span></text:span></text:p>
            <text:p text:style-name="P27"><text:span text:style-name="Source_20_Text"><text:span text:style-name="T140">Array.prototype.group();</text:span></text:span></text:p>
            <text:p text:style-name="P27"><text:span text:style-name="Source_20_Text"><text:span text:style-name="T140">Array.prototype.groupToMap();</text:span></text:span></text:p>
            <text:p text:style-name="P27"><text:span text:style-name="Source_20_Text"><text:span text:style-name="T140">Array.prototype.toReversed();</text:span></text:span></text:p>
            <text:p text:style-name="P27"><text:span text:style-name="Source_20_Text"><text:span text:style-name="T140">Array.prototype.toSorted();</text:span></text:span></text:p>
            <text:p text:style-name="P27"><text:span text:style-name="Source_20_Text"><text:span text:style-name="T140">Array.prototype.toSpliced();</text:span></text:span></text:p>
            <text:p text:style-name="P27"><text:span text:style-name="Source_20_Text"><text:span text:style-name="T140">Array.prototype.with();</text:span></text:span></text:p>
            <text:p text:style-name="P21"><text:span text:style-name="Source_20_Text"/></text:p>
            <text:p text:style-name="P33"><text:span text:style-name="Source_20_Text"><text:span text:style-name="T140">crypto.randomUUID();</text:span></text:span></text:p>
            <text:p text:style-name="P33"><text:span text:style-name="Source_20_Text"><text:span text:style-name="T140">globalThis;</text:span></text:span></text:p>
            <text:p text:style-name="P34"><text:span text:style-name="Source_20_Text"><text:span text:style-name="T140">Number.MIN_SAFE_INTEGER;</text:span></text:span></text:p>
            <text:p text:style-name="P34"><text:span text:style-name="Source_20_Text"><text:span text:style-name="T140">Number.M</text:span></text:span><text:span text:style-name="Source_20_Text"><text:span text:style-name="T155">AX</text:span></text:span><text:span text:style-name="Source_20_Text"><text:span text:style-name="T140">_SAFE_INTEGER;</text:span></text:span></text:p>
            <text:p text:style-name="P34"><text:span text:style-name="Source_20_Text"/></text:p>
            <text:p text:style-name="P33"><text:span text:style-name="Source_20_Text"><text:span text:style-name="T171">Object</text:span></text:span><text:span text:style-name="Source_20_Text"><text:span text:style-name="T169">.fromEntries();</text:span></text:span></text:p>
            <text:p text:style-name="P33"><text:span text:style-name="Source_20_Text"><text:span text:style-name="T140">Object</text:span></text:span><text:span text:style-name="Source_20_Text"><text:span text:style-name="T150">.</text:span></text:span><text:span text:style-name="Source_20_Text"><text:span text:style-name="T142">hasOwn();</text:span></text:span></text:p>
            <text:p text:style-name="P33"><text:span text:style-name="Source_20_Text"><text:span text:style-name="T140">Object</text:span></text:span><text:span text:style-name="Source_20_Text"><text:span text:style-name="T150">.</text:span></text:span><text:span text:style-name="Source_20_Text"><text:span text:style-name="T154">is</text:span></text:span><text:span text:style-name="Source_20_Text"><text:span text:style-name="T142">();</text:span></text:span></text:p>
            <text:p text:style-name="P33"><text:span text:style-name="Source_20_Text"/></text:p>
            <text:p text:style-name="P33"><text:span text:style-name="Source_20_Text"><text:span text:style-name="T140">String.prototype.at();</text:span></text:span></text:p>
            <text:p text:style-name="P33"><text:span text:style-name="Source_20_Text"><text:span text:style-name="T153">String.prototype</text:span></text:span><text:span text:style-name="Source_20_Text"><text:span text:style-name="T140">.matchAll();</text:span></text:span></text:p>
            <text:p text:style-name="P24"><text:span text:style-name="Source_20_Text"><text:span text:style-name="T140">String.prototype.replaceAll();</text:span></text:span></text:p>
            <text:p text:style-name="P24"><text:span text:style-name="Source_20_Text"><text:span text:style-name="T140">String.prototype.trimStart();</text:span></text:span></text:p>
            <text:p text:style-name="P21"><text:span text:style-name="Source_20_Text"><text:span text:style-name="T140">String.prototype.trimLeft();</text:span></text:span></text:p>
            <text:p text:style-name="P21"><text:span text:style-name="Source_20_Text"><text:span text:style-name="T140">String.prototype.trimEnd();</text:span></text:span></text:p>
            <text:p text:style-name="P21"><text:span text:style-name="Source_20_Text"><text:span text:style-name="T140">String.prototype.trimRight();</text:span></text:span></text:p>
            <text:p text:style-name="P21"><text:span text:style-name="Source_20_Text"/></text:p>
            <text:p text:style-name="P29"><text:span text:style-name="Source_20_Text"><text:span text:style-name="T140">TypedArray.prototype.at();</text:span></text:span></text:p>
            <text:p text:style-name="P28"><text:span text:style-name="Source_20_Text"><text:span text:style-name="T140">TypedArray.prototype.findLast();</text:span></text:span></text:p>
            <text:p text:style-name="P28"><text:span text:style-name="Source_20_Text"><text:span text:style-name="T140">TypedArray.prototype.findLast</text:span></text:span><text:span text:style-name="Source_20_Text"><text:span text:style-name="T146">Index</text:span></text:span><text:span text:style-name="Source_20_Text"><text:span text:style-name="T140">();</text:span></text:span></text:p>
            <text:p text:style-name="P28"><text:span text:style-name="Source_20_Text"><text:span text:style-name="T193">TypedArray.prototype.toReversed();</text:span></text:span><text:span text:style-name="T7"/></text:p>
            <text:p text:style-name="P28"><text:span text:style-name="Source_20_Text"><text:span text:style-name="T193">TypedArray.prototype.toSorted();</text:span></text:span><text:span text:style-name="T7"/></text:p>
            <text:p text:style-name="P28"><text:span text:style-name="Source_20_Text"><text:span text:style-name="T193">TypedArray.prototype.with();</text:span></text:span><text:span text:style-name="T7"/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5"><text:span text:style-name="T188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140">BigInt.prototype.toJSON();</text:span></text:span></text:p>
            <text:p text:style-name="P35"><text:span text:style-name="Source_20_Text"><text:span text:style-name="T141">A</text:span></text:span><text:span text:style-name="Source_20_Text"><text:span text:style-name="T140">syncFunction</text:span></text:span><text:span text:style-name="Source_20_Text"><text:span text:style-name="T141">(); </text:span></text:span></text:p>
            <text:p text:style-name="P35"><text:span text:style-name="Source_20_Text"><text:span text:style-name="T140">GeneratorFunction();</text:span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7">Math <text:span text:style-name="T194">API</text:span></text:p>
          </table:table-cell>
          <table:covered-table-cell/>
          <table:table-cell table:style-name="Table2.C1" office:value-type="string">
            <text:p text:style-name="P93">Abstract <text:span text:style-name="T194">API</text:span></text:p>
          </table:table-cell>
        </table:table-row>
        <table:table-row>
          <table:table-cell table:style-name="Table2.A2" table:number-rows-spanned="2" office:value-type="string">
            <text:p text:style-name="P44"/>
            <text:p text:style-name="P44">sum(&lt;value1&gt;[,valueN]);</text:p>
            <text:p text:style-name="P44">avg(&lt;value1&gt;[,valueN]);</text:p>
            <text:p text:style-name="P44">product(&lt;value1&gt;[,valueN]);</text:p>
            <text:p text:style-name="P44"/>
            <text:p text:style-name="P44">clamp(&lt;value&gt;,&lt;min&gt;,&lt;max&gt;);</text:p>
            <text:p text:style-name="P44"/>
            <text:p text:style-name="P45">isEven(&lt;value&gt;);</text:p>
            <text:p text:style-name="P45">isOdd(&lt;val<text:span text:style-name="T191">ue</text:span>&gt;);</text:p>
            <text:p text:style-name="P45"/>
            <text:p text:style-name="P99"><text:span text:style-name="Source_20_Text"><text:span text:style-name="T32">randomInt([max]);</text:span></text:span></text:p>
            <text:p text:style-name="P100"><text:span text:style-name="Source_20_Text"><text:span text:style-name="T32">randomInt(&lt;min&gt;,&lt;max&gt;);</text:span></text:span></text:p>
            <text:p text:style-name="P100"><text:span text:style-name="Source_20_Text"/></text:p>
            <text:p text:style-name="P99"><text:span text:style-name="Source_20_Text"><text:span text:style-name="T181">randomFloat([max]);</text:span></text:span></text:p>
            <text:p text:style-name="P100"><text:span text:style-name="Source_20_Text"><text:span text:style-name="T181">randomFloat(&lt;min&gt;,&lt;max&gt;);</text:span></text:span></text:p>
            <text:p text:style-name="P99"><text:span text:style-name="Source_20_Text"/></text:p>
            <text:p text:style-name="P99"><text:span text:style-name="Source_20_Text"><text:span text:style-name="T32">inRange(&lt;value&gt;,&lt;min&gt;,&lt;max&gt;);</text:span></text:span></text:p>
            <text:p text:style-name="P99"><text:span text:style-name="Source_20_Text"/></text:p>
            <text:p text:style-name="P99"><text:span text:style-name="Source_20_Text"><text:span text:style-name="T48">signbit(&lt;value&gt;);</text:span></text:span></text:p>
            <text:p text:style-name="P48"/>
          </table:table-cell>
          <table:table-cell table:style-name="Table2.B2" office:value-type="string">
            <text:p text:style-name="P44"/>
            <text:p text:style-name="P51"><text:span text:style-name="T192">t</text:span>oInt8(&lt;value&gt;);</text:p>
            <text:p text:style-name="P51">toUInt8(&lt;value&gt;);</text:p>
            <text:p text:style-name="P51">toInt16(&lt;value&gt;);</text:p>
            <text:p text:style-name="P51">toUInt<text:span text:style-name="T189">1</text:span>6(&lt;value&gt;);</text:p>
            <text:p text:style-name="P51">toInt32(&lt;value&gt;);</text:p>
            <text:p text:style-name="P51">toUInt32(&lt;value&gt;;</text:p>
            <text:p text:style-name="P51">toBigInt64(&lt;value&gt;);</text:p>
            <text:p text:style-name="P51">toBigUInt64(&lt;value&gt;);</text:p>
            <text:p text:style-name="P49">toFloat32(&lt;value&gt;);</text:p>
            <text:p text:style-name="P51"/>
          </table:table-cell>
          <table:table-cell table:style-name="Table2.C2" table:number-rows-spanned="2" office:value-type="string">
            <text:p text:style-name="P33"><text:span text:style-name="Source_20_Text"/></text:p>
            <text:p text:style-name="P36"><text:span text:style-name="Source_20_Text"><text:span text:style-name="T156">getIn(&lt;</text:span></text:span><text:span text:style-name="Source_20_Text"><text:span text:style-name="T175">o</text:span></text:span><text:span text:style-name="Source_20_Text"><text:span text:style-name="T180">bject</text:span></text:span><text:span text:style-name="Source_20_Text"><text:span text:style-name="T156">&gt;,&lt;</text:span></text:span><text:span text:style-name="Source_20_Text"><text:span text:style-name="T174">pr</text:span></text:span><text:span text:style-name="Source_20_Text"><text:span text:style-name="T173">operty</text:span></text:span><text:span text:style-name="Source_20_Text"><text:span text:style-name="T156">&gt;);</text:span></text:span></text:p>
            <text:p text:style-name="P36"><text:span text:style-name="Source_20_Text"><text:span text:style-name="T156">getInV(&lt;</text:span></text:span><text:span text:style-name="Source_20_Text"><text:span text:style-name="T177">o</text:span></text:span><text:span text:style-name="Source_20_Text"><text:span text:style-name="T180">bject</text:span></text:span><text:span text:style-name="Source_20_Text"><text:span text:style-name="T156">&gt;,&lt;</text:span></text:span><text:span text:style-name="Source_20_Text"><text:span text:style-name="T174">pr</text:span></text:span><text:span text:style-name="Source_20_Text"><text:span text:style-name="T173">operty</text:span></text:span><text:span text:style-name="Source_20_Text"><text:span text:style-name="T156">&gt;);</text:span></text:span></text:p>
            <text:p text:style-name="P39"><text:span text:style-name="Source_20_Text"><text:span text:style-name="T156">hasIn(&lt;</text:span></text:span><text:span text:style-name="Source_20_Text"><text:span text:style-name="T175">o</text:span></text:span><text:span text:style-name="Source_20_Text"><text:span text:style-name="T180">bject</text:span></text:span><text:span text:style-name="Source_20_Text"><text:span text:style-name="T156">&gt;,&lt;</text:span></text:span><text:span text:style-name="Source_20_Text"><text:span text:style-name="T174">pr</text:span></text:span><text:span text:style-name="Source_20_Text"><text:span text:style-name="T173">operty</text:span></text:span><text:span text:style-name="Source_20_Text"><text:span text:style-name="T156">&gt;);</text:span></text:span></text:p>
            <text:p text:style-name="P39"><text:span text:style-name="Source_20_Text"><text:span text:style-name="T156">setIn(&lt;</text:span></text:span><text:span text:style-name="Source_20_Text"><text:span text:style-name="T173">object</text:span></text:span><text:span text:style-name="Source_20_Text"><text:span text:style-name="T156">&gt;,&lt;</text:span></text:span><text:span text:style-name="Source_20_Text"><text:span text:style-name="T174">pr</text:span></text:span><text:span text:style-name="Source_20_Text"><text:span text:style-name="T173">operty</text:span></text:span><text:span text:style-name="Source_20_Text"><text:span text:style-name="T156">&gt;,&lt;</text:span></text:span><text:span text:style-name="Source_20_Text"><text:span text:style-name="T174">v</text:span></text:span><text:span text:style-name="Source_20_Text"><text:span text:style-name="T173">alue</text:span></text:span><text:span text:style-name="Source_20_Text"><text:span text:style-name="T156">&gt;);</text:span></text:span></text:p>
            <text:p text:style-name="P40"><text:span text:style-name="Source_20_Text"/></text:p>
            <text:p text:style-name="P38"><text:span text:style-name="Source_20_Text"><text:span text:style-name="T159">to</text:span></text:span><text:span text:style-name="Source_20_Text"><text:span text:style-name="T158">Index(&lt;v</text:span></text:span><text:span text:style-name="Source_20_Text"><text:span text:style-name="T162">alue</text:span></text:span><text:span text:style-name="Source_20_Text"><text:span text:style-name="T158">&gt;);</text:span></text:span></text:p>
            <text:p text:style-name="P38"><text:span text:style-name="Source_20_Text"><text:span text:style-name="T156">toPropertyKey(&lt;</text:span></text:span><text:span text:style-name="Source_20_Text"><text:span text:style-name="T176">v</text:span></text:span><text:span text:style-name="Source_20_Text"><text:span text:style-name="T162">alue</text:span></text:span><text:span text:style-name="Source_20_Text"><text:span text:style-name="T156">&gt;);</text:span></text:span></text:p>
            <text:p text:style-name="P38"><text:span text:style-name="Source_20_Text"><text:span text:style-name="T160">toInteger(&lt;val</text:span></text:span><text:span text:style-name="Source_20_Text"><text:span text:style-name="T162">ue</text:span></text:span><text:span text:style-name="Source_20_Text"><text:span text:style-name="T160">&gt;);</text:span></text:span></text:p>
            <text:p text:style-name="P37"><text:span text:style-name="Source_20_Text"><text:span text:style-name="T161">toArray(v</text:span></text:span><text:span text:style-name="Source_20_Text"><text:span text:style-name="T162">alue</text:span></text:span><text:span text:style-name="Source_20_Text"><text:span text:style-name="T161">);</text:span></text:span></text:p>
            <text:p text:style-name="P33"><text:span text:style-name="Source_20_Text"><text:span text:style-name="T156">toObject(&lt;</text:span></text:span><text:span text:style-name="Source_20_Text"><text:span text:style-name="T173">value</text:span></text:span><text:span text:style-name="Source_20_Text"><text:span text:style-name="T156">&gt;);</text:span></text:span></text:p>
            <text:p text:style-name="P33"><text:span text:style-name="Source_20_Text"/></text:p>
            <text:p text:style-name="P37"><text:span text:style-name="Source_20_Text"><text:span text:style-name="T158">isIndex(&lt;v</text:span></text:span><text:span text:style-name="Source_20_Text"><text:span text:style-name="T162">alue</text:span></text:span><text:span text:style-name="Source_20_Text"><text:span text:style-name="T158">&gt;);</text:span></text:span></text:p>
            <text:p text:style-name="P37"><text:span text:style-name="Source_20_Text"><text:span text:style-name="T156">isPropertyKey(&lt;</text:span></text:span><text:span text:style-name="Source_20_Text"><text:span text:style-name="T176">v</text:span></text:span><text:span text:style-name="Source_20_Text"><text:span text:style-name="T162">alue</text:span></text:span><text:span text:style-name="Source_20_Text"><text:span text:style-name="T156">&gt;);</text:span></text:span></text:p>
            <text:p text:style-name="P37"><text:span text:style-name="Source_20_Text"><text:span text:style-name="T156">isSameValue(&lt;</text:span></text:span><text:span text:style-name="Source_20_Text"><text:span text:style-name="T178">v</text:span></text:span><text:span text:style-name="Source_20_Text"><text:span text:style-name="T162">alue</text:span></text:span><text:span text:style-name="Source_20_Text"><text:span text:style-name="T178">1</text:span></text:span><text:span text:style-name="Source_20_Text"><text:span text:style-name="T156">&gt;,&lt;</text:span></text:span><text:span text:style-name="Source_20_Text"><text:span text:style-name="T178">v</text:span></text:span><text:span text:style-name="Source_20_Text"><text:span text:style-name="T162">alue</text:span></text:span><text:span text:style-name="Source_20_Text"><text:span text:style-name="T178">2</text:span></text:span><text:span text:style-name="Source_20_Text"><text:span text:style-name="T156">&gt;);</text:span></text:span></text:p>
            <text:p text:style-name="P32"><text:span text:style-name="Source_20_Text"><text:span text:style-name="T156">isSameValueZero(&lt;</text:span></text:span><text:span text:style-name="Source_20_Text"><text:span text:style-name="T173">value1</text:span></text:span><text:span text:style-name="Source_20_Text"><text:span text:style-name="T156">&gt;,&lt;</text:span></text:span><text:span text:style-name="Source_20_Text"><text:span text:style-name="T173">value2</text:span></text:span><text:span text:style-name="Source_20_Text"><text:span text:style-name="T156">&gt;);</text:span></text:span></text:p>
            <text:p text:style-name="P32"><text:span text:style-name="Source_20_Text"><text:span text:style-name="T156">isSameValueNonNumber(&lt;</text:span></text:span><text:span text:style-name="Source_20_Text"><text:span text:style-name="T173">val</text:span></text:span><text:span text:style-name="Source_20_Text"><text:span text:style-name="T179">ue</text:span></text:span><text:span text:style-name="Source_20_Text"><text:span text:style-name="T173">1</text:span></text:span><text:span text:style-name="Source_20_Text"><text:span text:style-name="T156">&gt;,&lt;</text:span></text:span><text:span text:style-name="Source_20_Text"><text:span text:style-name="T173">val</text:span></text:span><text:span text:style-name="Source_20_Text"><text:span text:style-name="T179">ue</text:span></text:span><text:span text:style-name="Source_20_Text"><text:span text:style-name="T173">2</text:span></text:span><text:span text:style-name="Source_20_Text"><text:span text:style-name="T156">&gt;);</text:span></text:span></text:p>
            <text:p text:style-name="P32"><text:span text:style-name="Source_20_Text"/></text:p>
            <text:p text:style-name="P37"><text:span text:style-name="Source_20_Text"><text:span text:style-name="T157">type(&lt;value&gt;);</text:span></text:span></text:p>
            <text:p text:style-name="P37"><text:span text:style-name="Source_20_Text"><text:span text:style-name="T156">createDataProperty(&lt;</text:span></text:span><text:span text:style-name="Source_20_Text"><text:span text:style-name="T175">o</text:span></text:span><text:span text:style-name="Source_20_Text"><text:span text:style-name="T180">bject</text:span></text:span><text:span text:style-name="Source_20_Text"><text:span text:style-name="T156">&gt;,&lt;</text:span></text:span><text:span text:style-name="Source_20_Text"><text:span text:style-name="T174">pr</text:span></text:span><text:span text:style-name="Source_20_Text"><text:span text:style-name="T173">operty</text:span></text:span><text:span text:style-name="Source_20_Text"><text:span text:style-name="T156">&gt;,&lt;</text:span></text:span><text:span text:style-name="Source_20_Text"><text:span text:style-name="T160">val</text:span></text:span><text:span text:style-name="Source_20_Text"><text:span text:style-name="T162">ue</text:span></text:span><text:span text:style-name="Source_20_Text"><text:span text:style-name="T156">&gt;);</text:span></text:span></text:p>
            <text:p text:style-name="P37"><text:span text:style-name="Source_20_Text"><text:span text:style-name="T156">createMethodProperty(&lt;</text:span></text:span><text:span text:style-name="Source_20_Text"><text:span text:style-name="T175">o</text:span></text:span><text:span text:style-name="Source_20_Text"><text:span text:style-name="T180">bject</text:span></text:span><text:span text:style-name="Source_20_Text"><text:span text:style-name="T156">&gt;,&lt;</text:span></text:span><text:span text:style-name="Source_20_Text"><text:span text:style-name="T174">pr</text:span></text:span><text:span text:style-name="Source_20_Text"><text:span text:style-name="T173">operty</text:span></text:span><text:span text:style-name="Source_20_Text"><text:span text:style-name="T156">&gt;,&lt;</text:span></text:span><text:span text:style-name="Source_20_Text"><text:span text:style-name="T160">val</text:span></text:span><text:span text:style-name="Source_20_Text"><text:span text:style-name="T162">ue</text:span></text:span><text:span text:style-name="Source_20_Text"><text:span text:style-name="T156">&gt;);</text:span></text:span></text:p>
            <text:p text:style-name="P37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4"/>
            <text:p text:style-name="P50">isInt8(&lt;value&gt;);</text:p>
            <text:p text:style-name="P50">isUInt8(&lt;value&gt;);</text:p>
            <text:p text:style-name="P50">isInt16(&lt;value&gt;);</text:p>
            <text:p text:style-name="P50">isUInt16(&lt;value&gt;);</text:p>
            <text:p text:style-name="P50">isInt32(&lt;value&gt;);</text:p>
            <text:p text:style-name="P50">isUInt32(&lt;value&gt;);</text:p>
            <text:p text:style-name="P50">isBigInt64(&lt;value&gt;);</text:p>
            <text:p text:style-name="P52"><text:span text:style-name="T190">i</text:span>sBigUInt64(&lt;value&gt;);</text:p>
            <text:p text:style-name="P52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55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8"><text:span text:style-name="Source_20_Text"><text:span text:style-name="T32">getCookie([name]);</text:span></text:span></text:p>
            <text:p text:style-name="P88"><text:span text:style-name="Source_20_Text"><text:span text:style-name="T32">hasCookie(&lt;name&gt;);</text:span></text:span></text:p>
            <text:p text:style-name="P89"><text:span text:style-name="Source_20_Text"><text:span text:style-name="T32">set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text:span text:style-name="Source_20_Text"><text:span text:style-name="T32"> setCookie(&lt;name&gt;,&lt;value&gt;[,hours</text:span></text:span><text:span text:style-name="Source_20_Text"><text:span text:style-name="T40">=8760</text:span></text:span><text:span text:style-name="Source_20_Text"><text:span text:style-name="T32">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5">"Lax"</text:span></text:span><text:span text:style-name="Source_20_Text"><text:span text:style-name="T32">[,HttpOnly]]]]]]);</text:span></text:span></text:p>
            <text:p text:style-name="P89"><text:span text:style-name="Source_20_Text"><text:span text:style-name="T32">remove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87"><text:span text:style-name="Source_20_Text"><text:span text:style-name="T32">removeCookie(&lt;name&gt;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5">"Lax"</text:span></text:span><text:span text:style-name="Source_20_Text"><text:span text:style-name="T32">[,HttpOnly]]]]]);</text:span></text:span></text:p>
            <text:p text:style-name="P89"><text:span text:style-name="Source_20_Text"><text:span text:style-name="T32">clearCookies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87"><text:span text:style-name="Source_20_Text"><text:span text:style-name="T32">clearCookies([path</text:span></text:span><text:span text:style-name="Source_20_Text"><text:span text:style-name="T40">="/"</text:span></text:span><text:span text:style-name="Source_20_Text"><text:span text:style-name="T32">[,domain[,</text:span></text:span><text:span text:style-name="Source_20_Text"><text:span text:style-name="T102">sec</text:span></text:span><text:span text:style-name="Source_20_Text"><text:span text:style-name="T32">[,SameSite</text:span></text:span><text:span text:style-name="Source_20_Text"><text:span text:style-name="T40">=</text:span></text:span><text:span text:style-name="Source_20_Text"><text:span text:style-name="T95">"Lax"</text:span></text:span><text:span text:style-name="Source_20_Text"><text:span text:style-name="T32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1">AJAX and CORS <text:span text:style-name="T194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7"><text:span text:style-name="Source_20_Text"><text:span text:style-name="T32">getText(&lt;url&gt;,&lt;success&gt;);</text:span></text:span></text:p>
            <text:p text:style-name="P97"><text:span text:style-name="Source_20_Text"><text:span text:style-name="T32">getJson(&lt;url&gt;,&lt;success&gt;);</text:span></text:span></text:p>
            <text:p text:style-name="P96"><text:span text:style-name="Source_20_Text"><text:span text:style-name="T32">ajax(&lt;Options obj</text:span></text:span><text:span text:style-name="Source_20_Text"><text:span text:style-name="T33">ect</text:span></text:span><text:span text:style-name="Source_20_Text"><text:span text:style-name="T32">&gt;);</text:span></text:span></text:p>
            <text:p text:style-name="P84"><text:span text:style-name="Source_20_Text"><text:span text:style-name="T3">Options object properties (* = default value):</text:span></text:span><text:span text:style-name="Source_20_Text"><text:span text:style-name="T32"> url: </text:span></text:span><text:span text:style-name="Source_20_Text"><text:span text:style-name="T71">string</text:span></text:span><text:span text:style-name="Source_20_Text"><text:span text:style-name="T32">, data: </text:span></text:span><text:span text:style-name="Source_20_Text"><text:span text:style-name="T71">string</text:span></text:span><text:span text:style-name="Source_20_Text"><text:span text:style-name="T32">, queryType: </text:span></text:span><text:span text:style-name="Source_20_Text"><text:span text:style-name="T71">*"ajax"/"cors"</text:span></text:span><text:span text:style-name="Source_20_Text"><text:span text:style-name="T32">, type: </text:span></text:span><text:span text:style-name="Source_20_Text"><text:span text:style-name="T71">*"get"/"post"</text:span></text:span><text:span text:style-name="Source_20_Text"><text:span text:style-name="T32">, success: </text:span></text:span><text:span text:style-name="Source_20_Text"><text:span text:style-name="T71">function</text:span></text:span><text:span text:style-name="Source_20_Text"><text:span text:style-name="T32">, error: </text:span></text:span><text:span text:style-name="Source_20_Text"><text:span text:style-name="T71">function</text:span></text:span><text:span text:style-name="Source_20_Text"><text:span text:style-name="T32">, format: </text:span></text:span><text:span text:style-name="Source_20_Text"><text:span text:style-name="T71">*"text"/"json"/"xml"</text:span></text:span><text:span text:style-name="Source_20_Text"><text:span text:style-name="T32">, user: </text:span></text:span><text:span text:style-name="Source_20_Text"><text:span text:style-name="T71">string</text:span></text:span><text:span text:style-name="Source_20_Text"><text:span text:style-name="T32">, password: </text:span></text:span><text:span text:style-name="Source_20_Text"><text:span text:style-name="T71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Czigler, Ferenc</meta:initial-creator>
    <meta:creation-date>2018-01-01T17:18:00Z</meta:creation-date>
    <dc:date>2023-06-14T19:54:50.342000000</dc:date>
    <meta:print-date>2019-08-23T14:41:00Z</meta:print-date>
    <meta:editing-cycles>777</meta:editing-cycles>
    <meta:editing-duration>PT17H26M53S</meta:editing-duration>
    <meta:document-statistic meta:table-count="3" meta:image-count="0" meta:object-count="0" meta:page-count="3" meta:paragraph-count="275" meta:word-count="383" meta:character-count="8227" meta:non-whitespace-character-count="8100"/>
    <meta:template xlink:type="simple" xlink:actuate="onRequest" xlink:title="" xlink:href="Normal.dotm"/>
  </office:meta>
</office:document-meta>
</file>